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B1]-[.A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B2]-[.A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ABS([.B3]-[.A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B4]-[.A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BS([.B5]-[.A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BS([.B6]-[.A6])" office:value-type="float" office:value="5" calcext:value-type="float">
            <text:p>5</text:p>
          </table:table-cell>
        </table:table-row>
        <table:table-row table:style-name="ro1">
          <table:table-cell table:style-name="Default"/>
          <table:table-cell/>
          <table:table-cell table:formula="of:=SUM([.C1:.C6])"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2T00:07:07.224061948</meta:creation-date>
    <dc:date>2024-12-02T15:42:54.836048890</dc:date>
    <meta:editing-duration>PT15H35M47S</meta:editing-duration>
    <meta:editing-cycles>2</meta:editing-cycles>
    <meta:generator>LibreOffice/6.4.7.2$Linux_X86_64 LibreOffice_project/40$Build-2</meta:generator>
    <meta:document-statistic meta:table-count="1" meta:cell-count="19" meta:object-count="0"/>
  </office:meta>
</office:document-meta>
</file>